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espatchAdvice-2.1" table:style-name="ta1" table:print-ranges="A1:AF26">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espatchAdvice">
            <text:p>DespatchAdvice</text:p>
          </table:table-cell>
          <table:table-cell table:style-name="ce8" office:value-type="string" office:string-value="Despatch Advice. Details">
            <text:p>Despatch Advice. Details</text:p>
          </table:table-cell>
          <table:table-cell table:style-name="ce8" office:value-type="string" office:string-value=""/>
          <table:table-cell table:style-name="ce8" office:value-type="string" office:string-value="Despatch Advice">
            <text:p>Despatch Advic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Ship Note, Dispatch Advice, Consignment Note">
            <text:p>Ship Note, Dispatch Advice, Consignment Note</text:p>
          </table:table-cell>
          <table:table-cell table:style-name="ce8" office:value-type="string" office:string-value=""/>
          <table:table-cell table:style-name="ce8" office:value-type="string" office:string-value="ABIE">
            <text:p>ABIE</text:p>
          </table:table-cell>
          <table:table-cell table:style-name="ce8" office:value-type="string" office:string-value="A document used to describe the despatch or delivery of goods and services.">
            <text:p>A document used to describe the despatch or delivery of goods and services.</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Despatch Advice. UBL Version Identifier. Identifier">
            <text:p>Despatch Advice. UBL Version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Despatch Advice. Customization Identifier. Identifier">
            <text:p>Despatch Advice. Customization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Despatch Advice. Profile Identifier. Identifier">
            <text:p>Despatch Advice. Profile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Despatch Advice. Profile Execution Identifier. Identifier">
            <text:p>Despatch Advice. Profile Execution Identifier.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Despatch Advice. Identifier">
            <text:p>Despatch Advice.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Despatch Advice. Copy_ Indicator. Indicator">
            <text:p>Despatch Advice. Copy_ Indicator. Indicator</text:p>
          </table:table-cell>
          <table:table-cell table:style-name="ce9" office:value-type="string" office:string-value=""/>
          <table:table-cell office:value-type="string" table:style-name="ce9" office:string-value="Despatch Advice">
            <text:p>Despatch Advice</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s">
            <text:p>Change from Previous Version: Changed Property Terms</text:p>
          </table:table-cell>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Despatch Advice. UUID. Identifier">
            <text:p>Despatch Advice. UUID. Identifier</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Changed Property Terms">
            <text:p>Change from Previous Version: Changed Property Terms</text:p>
          </table:table-cell>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Despatch Advice. Issue Date. Date">
            <text:p>Despatch Advice. Issue Date. Dat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Despatch Advice. Issue Time. Time">
            <text:p>Despatch Advice. Issue Time. Tim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Split Date Time into Date and Time">
            <text:p>Change from Previous Version: Split Date Time into Date and Time</text:p>
          </table:table-cell>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DocumentStatusCode">
            <text:p>DocumentStatusCode</text:p>
          </table:table-cell>
          <table:table-cell office:value-type="string" table:style-name="ce9" office:string-value="Despatch Advice. Document Status Code. Code">
            <text:p>Despatch Advice. Document Status Code. Cod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Document Status">
            <text:p>Document Status</text:p>
          </table:table-cell>
          <table:table-cell office:value-type="string" table:style-name="ce9" office:string-value="Code">
            <text:p>Code</text:p>
          </table:table-cell>
          <table:table-cell office:value-type="string" table:style-name="ce11" table:formula="of:=IF([.F12]&lt;&gt;&quot;&quot;;CONCATENATE([.F12];&quot; &quot;;[.G12]);[.G12])" office:string-value="Document Status Code">
            <text:p>Document Status Code</text:p>
          </table:table-cell>
          <table:table-cell office:value-type="string" table:style-name="ce9" office:string-value="Code">
            <text:p>Code</text:p>
          </table:table-cell>
          <table:table-cell office:value-type="string" table:style-name="ce9" office:string-value="Document Status">
            <text:p>Document Status</text:p>
          </table:table-cell>
          <table:table-cell office:value-type="string" table:style-name="ce11" table:formula="of:=IF([.J12]&lt;&gt;&quot;&quot;;CONCATENATE([.J12];&quot;_ &quot;;[.I12];&quot;. Type&quot;);CONCATENATE([.I12];&quot;. Type&quot;))" office:string-value="Document Status_ Code. Type">
            <text:p>Document Status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status of the Despatch Advice with respect to its original state. This code may be used if the document precedes the event and is subsequently found to be incorrect and in need of cancellation or revision.">
            <text:p>A code signifying the status of the Despatch Advice with respect to its original state. This code may be used if the document precedes the event and is subsequently found to be incorrect and in need of cancellation or revision.</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espatchAdviceTypeCode">
            <text:p>DespatchAdviceTypeCode</text:p>
          </table:table-cell>
          <table:table-cell office:value-type="string" table:style-name="ce9" office:string-value="Despatch Advice. Despatch Advice Type Code. Code">
            <text:p>Despatch Advice. Despatch Advice Type Code. Code</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Despatch Advice Type">
            <text:p>Despatch Advice Type</text:p>
          </table:table-cell>
          <table:table-cell office:value-type="string" table:style-name="ce9" office:string-value="Code">
            <text:p>Code</text:p>
          </table:table-cell>
          <table:table-cell office:value-type="string" table:style-name="ce11" table:formula="of:=IF([.F13]&lt;&gt;&quot;&quot;;CONCATENATE([.F13];&quot; &quot;;[.G13]);[.G13])" office:string-value="Despatch Advice Type Code">
            <text:p>Despatch Advice Typ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3]&lt;&gt;&quot;&quot;;CONCATENATE([.J13];&quot;_ &quot;;[.I13];&quot;. Type&quot;);CONCATENATE([.I13];&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type of the Despatch Advice.">
            <text:p>A code signifying the type of the Despatch Advice.</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Note">
            <text:p>Note</text:p>
          </table:table-cell>
          <table:table-cell office:value-type="string" table:style-name="ce9" office:string-value="Despatch Advice. Note. Text">
            <text:p>Despatch Advice. Note. Text</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4]&lt;&gt;&quot;&quot;;CONCATENATE([.F14];&quot; &quot;;[.G14]);[.G14])"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4]&lt;&gt;&quot;&quot;;CONCATENATE([.J14];&quot;_ &quot;;[.I14];&quot;. Type&quot;);CONCATENATE([.I14];&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1.0">
            <text:p>1.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formula="of:=IF([.G15]=&quot;UUID&quot;;&quot;UUID&quot;;SUBSTITUTE(SUBSTITUTE(CONCATENATE(IF([.E15]=&quot;Universally Unique&quot;;&quot;UU&quot;;[.E15]);IF([.G15]&lt;&gt;[.I15];[.H15];[.F15]);CONCATENATE(IF([.I15]=&quot;Identifier&quot;;&quot;ID&quot;;IF([.I15]=&quot;Text&quot;;&quot;&quot;;[.I15]))));&quot; &quot;;&quot;&quot;);&quot;'&quot;;&quot;&quot;))" office:value-type="string" table:style-name="ce3" office:string-value="LineCountNumeric">
            <text:p>LineCountNumeric</text:p>
          </table:table-cell>
          <table:table-cell office:value-type="string" table:style-name="ce9" office:string-value="Despatch Advice. Line Count. Numeric">
            <text:p>Despatch Advice. Line Count. Numeric</text:p>
          </table:table-cell>
          <table:table-cell table:style-name="ce9" office:value-type="string" office:string-value=""/>
          <table:table-cell office:value-type="string" table:style-name="ce9" office:string-value="Despatch Advice">
            <text:p>Despatch Advice</text:p>
          </table:table-cell>
          <table:table-cell table:style-name="ce9" office:value-type="string" office:string-value=""/>
          <table:table-cell office:value-type="string" table:style-name="ce9" office:string-value="Line">
            <text:p>Line</text:p>
          </table:table-cell>
          <table:table-cell office:value-type="string" table:style-name="ce9" office:string-value="Count">
            <text:p>Count</text:p>
          </table:table-cell>
          <table:table-cell office:value-type="string" table:style-name="ce11" table:formula="of:=IF([.F15]&lt;&gt;&quot;&quot;;CONCATENATE([.F15];&quot; &quot;;[.G15]);[.G15])" office:string-value="Line Count">
            <text:p>Line Count</text:p>
          </table:table-cell>
          <table:table-cell office:value-type="string" table:style-name="ce9" office:string-value="Numeric">
            <text:p>Numeric</text:p>
          </table:table-cell>
          <table:table-cell table:style-name="ce9" office:value-type="string" office:string-value=""/>
          <table:table-cell office:value-type="string" table:style-name="ce11" table:formula="of:=IF([.J15]&lt;&gt;&quot;&quot;;CONCATENATE([.J15];&quot;_ &quot;;[.I15];&quot;. Type&quot;);CONCATENATE([.I15];&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number of Despatch Lines in this document.">
            <text:p>The number of Despatch Lines in this document.</text:p>
          </table:table-cell>
          <table:table-cell table:style-name="ce9" office:value-type="string" office:string-value=""/>
          <table:table-cell table:style-name="ce9" office:value-type="string"/>
          <table:table-cell office:value-type="string" table:style-name="ce9" office:string-value="2.0">
            <text:p>2.0</text:p>
          </table:table-cell>
          <table:table-cell table:style-name="ce9" office:value-type="string" office:string-value=""/>
          <table:table-cell table:style-name="ce9" office:value-type="string" office:string-value=""/>
          <table:table-cell office:value-type="string" table:style-name="ce9" office:string-value="Procurement">
            <text:p>Procurement</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table:style-name="ce9" office:value-type="string" office:string-value=""/>
          <table:table-cell office:value-type="string" table:style-name="ce17"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OrderReference">
            <text:p>OrderReference</text:p>
          </table:table-cell>
          <table:table-cell table:style-name="ce10" office:value-type="string" office:string-value="Despatch Advice. Order Reference">
            <text:p>Despatch Advice. Order Referenc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Order Reference">
            <text:p>Order Reference</text:p>
          </table:table-cell>
          <table:table-cell table:style-name="ce10" office:value-type="string"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Order Reference">
            <text:p>Order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Order with which this Despatch Advice is associated.">
            <text:p>A reference to an Order with which this Despatch Advice is associated.</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AdditionalDocumentReference">
            <text:p>AdditionalDocumentReference</text:p>
          </table:table-cell>
          <table:table-cell table:style-name="ce10" office:value-type="string" office:string-value="Despatch Advice. Additional_ Document Reference. Document Reference">
            <text:p>Despatch Advice. Additional_ Document Reference. Document Referenc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Additional">
            <text:p>Additional</text:p>
          </table:table-cell>
          <table:table-cell table:style-name="ce10" office:value-type="string" office:string-value=""/>
          <table:table-cell table:style-name="ce10" office:value-type="string" office:string-value=""/>
          <table:table-cell table:style-name="ce10" table:formula="of:=[.M17]"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Signature">
            <text:p>Signature</text:p>
          </table:table-cell>
          <table:table-cell table:style-name="ce10" office:value-type="string" office:string-value="Despatch Advice. Signature">
            <text:p>Despatch Advice. Signatur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8]"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DespatchSupplierParty">
            <text:p>DespatchSupplierParty</text:p>
          </table:table-cell>
          <table:table-cell table:style-name="ce10" office:value-type="string" office:string-value="Despatch Advice. Despatch_ Supplier Party. Supplier Party">
            <text:p>Despatch Advice. Despatch_ Supplier Party. Suppli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Despatch">
            <text:p>Despatch</text:p>
          </table:table-cell>
          <table:table-cell table:style-name="ce10" office:value-type="string" office:string-value=""/>
          <table:table-cell table:style-name="ce10" office:value-type="string" office:string-value=""/>
          <table:table-cell table:style-name="ce10" table:formula="of:=[.M19]"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despatch party.">
            <text:p>The despatch party.</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DeliveryCustomerParty">
            <text:p>DeliveryCustomerParty</text:p>
          </table:table-cell>
          <table:table-cell table:style-name="ce10" office:value-type="string" office:string-value="Despatch Advice. Delivery_ Customer Party. Customer Party">
            <text:p>Despatch Advice. Delivery_ Customer Party. Custom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Delivery">
            <text:p>Delivery</text:p>
          </table:table-cell>
          <table:table-cell table:style-name="ce10" office:value-type="string" office:string-value=""/>
          <table:table-cell table:style-name="ce10" office:value-type="string" office:string-value=""/>
          <table:table-cell table:style-name="ce10" table:formula="of:=[.M20]"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delivery recipient.">
            <text:p>The delivery recipi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BuyerCustomerParty">
            <text:p>BuyerCustomerParty</text:p>
          </table:table-cell>
          <table:table-cell table:style-name="ce10" office:value-type="string" office:string-value="Despatch Advice. Buyer_ Customer Party. Customer Party">
            <text:p>Despatch Advice. Buyer_ Customer Party. Custom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Buyer">
            <text:p>Buyer</text:p>
          </table:table-cell>
          <table:table-cell table:style-name="ce10" office:value-type="string" office:string-value=""/>
          <table:table-cell table:style-name="ce10" office:value-type="string" office:string-value=""/>
          <table:table-cell table:style-name="ce10" table:formula="of:=[.M21]"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buyer.">
            <text:p>The buy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SellerSupplierParty">
            <text:p>SellerSupplierParty</text:p>
          </table:table-cell>
          <table:table-cell table:style-name="ce10" office:value-type="string" office:string-value="Despatch Advice. Seller_ Supplier Party. Supplier Party">
            <text:p>Despatch Advice. Seller_ Supplier Party. Suppli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Seller">
            <text:p>Seller</text:p>
          </table:table-cell>
          <table:table-cell table:style-name="ce10" office:value-type="string" office:string-value=""/>
          <table:table-cell table:style-name="ce10" office:value-type="string" office:string-value=""/>
          <table:table-cell table:style-name="ce10" table:formula="of:=[.M22]" office:value-type="string" office:string-value="Supplier Party">
            <text:p>Supplier Party</text:p>
          </table:table-cell>
          <table:table-cell table:style-name="ce10" office:value-type="string"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upplier Party">
            <text:p>Suppli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eller.">
            <text:p>The seller.</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Changed cardinality">
            <text:p>Change from Previous Version: Changed cardinality</text:p>
          </table:table-cell>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OriginatorCustomerParty">
            <text:p>OriginatorCustomerParty</text:p>
          </table:table-cell>
          <table:table-cell table:style-name="ce10" office:value-type="string" office:string-value="Despatch Advice. Originator_ Customer Party. Customer Party">
            <text:p>Despatch Advice. Originator_ Customer Party. Customer Party</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Originator">
            <text:p>Originator</text:p>
          </table:table-cell>
          <table:table-cell table:style-name="ce10" office:value-type="string" office:string-value=""/>
          <table:table-cell table:style-name="ce10" office:value-type="string" office:string-value=""/>
          <table:table-cell table:style-name="ce10" table:formula="of:=[.M23]" office:value-type="string" office:string-value="Customer Party">
            <text:p>Customer Party</text:p>
          </table:table-cell>
          <table:table-cell table:style-name="ce10" office:value-type="string"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Customer Party">
            <text:p>Customer 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customer party as originator.">
            <text:p>A customer party as originator.</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hipment">
            <text:p>Shipment</text:p>
          </table:table-cell>
          <table:table-cell table:style-name="ce10" office:value-type="string" office:string-value="Despatch Advice. Shipment">
            <text:p>Despatch Advice. Shipment</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4]" office:value-type="string" office:string-value="Shipment">
            <text:p>Shipment</text:p>
          </table:table-cell>
          <table:table-cell table:style-name="ce10" office:value-type="string" office:string-value="Shipment">
            <text:p>Shipment</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hipment">
            <text:p>Shipment</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shipment.">
            <text:p>The shipment.</text:p>
          </table:table-cell>
          <table:table-cell table:style-name="ce10" office:value-type="string" office:string-value=""/>
          <table:table-cell table:style-name="ce10" office:value-type="string"/>
          <table:table-cell table:style-name="ce10" office:value-type="string" office:string-value="2.0">
            <text:p>2.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removed qualifier">
            <text:p>Change from Previous Version: removed qualifier</text:p>
          </table:table-cell>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DespatchLine">
            <text:p>DespatchLine</text:p>
          </table:table-cell>
          <table:table-cell table:style-name="ce10" office:value-type="string" office:string-value="Despatch Advice. Despatch Line">
            <text:p>Despatch Advice. Despatch Line</text:p>
          </table:table-cell>
          <table:table-cell table:style-name="ce10" office:value-type="string" office:string-value=""/>
          <table:table-cell table:style-name="ce10" office:value-type="string" office:string-value="Despatch Advice">
            <text:p>Despatch Ad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5]" office:value-type="string" office:string-value="Despatch Line">
            <text:p>Despatch Line</text:p>
          </table:table-cell>
          <table:table-cell table:style-name="ce10" office:value-type="string" office:string-value="Despatch Line">
            <text:p>Despatch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espatch Line">
            <text:p>Despatch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Despatch Line associated with a kind of item delivered.">
            <text:p>A Despatch Line associated with a kind of item delivered.</text:p>
          </table:table-cell>
          <table:table-cell table:style-name="ce10" office:value-type="string" office:string-value=""/>
          <table:table-cell table:style-name="ce10" office:value-type="string"/>
          <table:table-cell table:style-name="ce10" office:value-type="string" office:string-value="1.0">
            <text:p>1.0</text:p>
          </table:table-cell>
          <table:table-cell table:style-name="ce10" office:value-type="string" office:string-value=""/>
          <table:table-cell table:style-name="ce10" office:value-type="string" office:string-value=""/>
          <table:table-cell table:style-name="ce10" office:value-type="string" office:string-value="Procurement">
            <text:p>Procurement</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